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28809" officeooo:paragraph-rsid="00028809"/>
    </style:style>
    <style:style style:name="P2" style:family="paragraph" style:parent-style-name="Standard">
      <style:text-properties officeooo:paragraph-rsid="00028809"/>
    </style:style>
    <style:style style:name="P3" style:family="paragraph" style:parent-style-name="Standard">
      <style:text-properties officeooo:rsid="00033514" officeooo:paragraph-rsid="00033514"/>
    </style:style>
    <style:style style:name="P4" style:family="paragraph" style:parent-style-name="Standard">
      <style:text-properties officeooo:rsid="0004ad6a" officeooo:paragraph-rsid="0004ad6a"/>
    </style:style>
    <style:style style:name="T1" style:family="text">
      <style:text-properties officeooo:rsid="00028809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Q) </text:span><text:bookmark text:name="docs-internal-guid-b12436ad-7fff-3241-9abe-ca250acd26ed"/><text:span text:style-name="T2">Write commands to list out the available API Services and enabled API services</text:span></text:p>
      <text:p text:style-name="P1"/>
      <text:p text:style-name="P3">Listing the available API services</text:p>
      <text:p text:style-name="P3"/>
      <text:p text:style-name="P3">root@Quantiphi-928:/home/shriram/.config# gcloud services list --available</text:p>
      <text:p text:style-name="P3">NAME <text:s text:c="49"/>TITLE</text:p>
      <text:p text:style-name="P3">abusiveexperiencereport.googleapis.com <text:s text:c="15"/>Abusive Experience Report API</text:p>
      <text:p text:style-name="P3">acceleratedmobilepageurl.googleapis.com <text:s text:c="14"/>Accelerated Mobile Pages (AMP) URL API</text:p>
      <text:p text:style-name="P3">accessapproval.googleapis.com <text:s text:c="24"/>Access Approval API</text:p>
      <text:p text:style-name="P3">accesscontextmanager.googleapis.com <text:s text:c="18"/>Access Context Manager API</text:p>
      <text:p text:style-name="P3">actions.googleapis.com <text:s text:c="31"/>Actions API</text:p>
      <text:p text:style-name="P3">adexchangebuyer-json.googleapis.com <text:s text:c="18"/>Ad Exchange Buyer API</text:p>
      <text:p text:style-name="P3">adexchangebuyer.googleapis.com <text:s text:c="23"/>Ad Exchange Buyer API II</text:p>
      <text:p text:style-name="P3">adexchangeseller.googleapis.com <text:s text:c="22"/>Ad Exchange Seller API</text:p>
      <text:p text:style-name="P3">adexperiencereport.googleapis.com <text:s text:c="20"/>Ad Experience Report API</text:p>
      <text:p text:style-name="P3">admin.googleapis.com <text:s text:c="33"/>Admin SDK</text:p>
      <text:p text:style-name="P3">adsense.googleapis.com <text:s text:c="31"/>AdSense Management API</text:p>
      <text:p text:style-name="P3">adsensehost.googleapis.com <text:s text:c="27"/>AdSense Host API</text:p>
      <text:p text:style-name="P3">alertcenter.googleapis.com <text:s text:c="27"/>G Suite Alert Center API</text:p>
      <text:p text:style-name="P3"/>
      <text:p text:style-name="P4">Listing the enabled API services</text:p>
      <text:p text:style-name="P4"/>
      <text:p text:style-name="P4">root@Quantiphi-928:/home/shriram/.config# gcloud services list</text:p>
      <text:p text:style-name="P4">NAME <text:s text:c="35"/>TITLE</text:p>
      <text:p text:style-name="P4">appengine.googleapis.com <text:s text:c="15"/>App Engine Admin API</text:p>
      <text:p text:style-name="P4">automl.googleapis.com <text:s text:c="18"/>Cloud AutoML API</text:p>
      <text:p text:style-name="P4">bigquery-json.googleapis.com <text:s text:c="11"/>BigQuery API</text:p>
      <text:p text:style-name="P4">bigtable.googleapis.com <text:s text:c="16"/>Cloud Bigtable API</text:p>
      <text:p text:style-name="P4">bigtableadmin.googleapis.com <text:s text:c="11"/>Cloud Bigtable Admin API</text:p>
      <text:p text:style-name="P4">cloudapis.googleapis.com <text:s text:c="15"/>Google Cloud APIs</text:p>
      <text:p text:style-name="P4">cloudasset.googleapis.com <text:s text:c="14"/>Cloud Asset API</text:p>
      <text:p text:style-name="P4">cloudbilling.googleapis.com <text:s text:c="12"/>Cloud Billing API</text:p>
      <text:p text:style-name="P4">cloudbuild.googleapis.com <text:s text:c="14"/>Cloud Build API</text:p>
      <text:p text:style-name="P4">clouddebugger.googleapis.com <text:s text:c="11"/>Stackdriver Debugger API</text:p>
      <text:p text:style-name="P4">clouderrorreporting.googleapis.com <text:s text:c="5"/>Stackdriver Error Reporting API</text:p>
      <text:p text:style-name="P4">cloudfunctions.googleapis.com <text:s text:c="10"/>Cloud Functions API</text:p>
      <text:p text:style-name="P4">cloudprofiler.googleapis.com <text:s text:c="11"/>Stackdriver Profiler API</text:p>
      <text:p text:style-name="P4">cloudresourcemanager.googleapis.com <text:s text:c="4"/>Cloud Resource Manager API</text:p>
      <text:p text:style-name="P4">cloudscheduler.googleapis.com <text:s text:c="10"/>Cloud Scheduler AP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9T10:11:19.339618180</meta:creation-date>
    <meta:generator>LibreOffice/6.0.7.3$Linux_X86_64 LibreOffice_project/00m0$Build-3</meta:generator>
    <dc:date>2019-07-19T10:15:08.990503167</dc:date>
    <meta:editing-duration>PT3M50S</meta:editing-duration>
    <meta:editing-cycles>3</meta:editing-cycles>
    <meta:document-statistic meta:table-count="0" meta:image-count="0" meta:object-count="0" meta:page-count="1" meta:paragraph-count="35" meta:word-count="163" meta:character-count="2271" meta:non-whitespace-character-count="1580"/>
  </office:meta>
</office:document-meta>
</file>